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0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0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4-02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2-0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10-1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1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4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0972" calcext:value-type="float">
            <text:p>20.73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83048" calcext:value-type="float">
            <text:p>20.82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66601290323" calcext:value-type="float">
            <text:p>20.8166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81272" calcext:value-type="float">
            <text:p>20.72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96056" calcext:value-type="float">
            <text:p>20.6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4823225806" calcext:value-type="float">
            <text:p>20.5984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46656" calcext:value-type="float">
            <text:p>20.51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87254193548" calcext:value-type="float">
            <text:p>20.4787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5232" calcext:value-type="float">
            <text:p>20.4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5668387097" calcext:value-type="float">
            <text:p>20.5495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00364137931" calcext:value-type="float">
            <text:p>20.55003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67357419355" calcext:value-type="float">
            <text:p>20.5367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47287741935" calcext:value-type="float">
            <text:p>20.5547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43124" calcext:value-type="float">
            <text:p>20.584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0512" calcext:value-type="float">
            <text:p>20.62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3612" calcext:value-type="float">
            <text:p>20.69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90663225806" calcext:value-type="float">
            <text:p>20.6990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282" calcext:value-type="float">
            <text:p>20.67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426" calcext:value-type="float">
            <text:p>20.68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7376" calcext:value-type="float">
            <text:p>20.83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25332903226" calcext:value-type="float">
            <text:p>20.9325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95125714286" calcext:value-type="float">
            <text:p>20.9195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2776774193" calcext:value-type="float">
            <text:p>20.91527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07027096774" calcext:value-type="float">
            <text:p>20.9607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5315862069" calcext:value-type="float">
            <text:p>20.9515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56477419355" calcext:value-type="float">
            <text:p>20.975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7764" calcext:value-type="float">
            <text:p>20.994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00838709677" calcext:value-type="float">
            <text:p>20.950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763483871" calcext:value-type="float">
            <text:p>20.9307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06592" calcext:value-type="float">
            <text:p>20.92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9636129032" calcext:value-type="float">
            <text:p>20.9219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7512" calcext:value-type="float">
            <text:p>20.9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9692903226" calcext:value-type="float">
            <text:p>20.9919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4077142857" calcext:value-type="float">
            <text:p>20.95140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4170322581" calcext:value-type="float">
            <text:p>20.9364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348" calcext:value-type="float">
            <text:p>20.94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6976" calcext:value-type="float">
            <text:p>20.89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0798709677" calcext:value-type="float">
            <text:p>20.9180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9224" calcext:value-type="float">
            <text:p>20.9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91989677419" calcext:value-type="float">
            <text:p>20.949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70144" calcext:value-type="float">
            <text:p>20.86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87219354839" calcext:value-type="float">
            <text:p>20.8687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0268" calcext:value-type="float">
            <text:p>20.9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52139354839" calcext:value-type="float">
            <text:p>20.9952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39114285714" calcext:value-type="float">
            <text:p>20.9539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5876129032" calcext:value-type="float">
            <text:p>20.9615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34438709677" calcext:value-type="float">
            <text:p>21.163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75790967742" calcext:value-type="float">
            <text:p>21.2375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50272" calcext:value-type="float">
            <text:p>21.32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5690322581" calcext:value-type="float">
            <text:p>21.390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21264" calcext:value-type="float">
            <text:p>21.38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6939354839" calcext:value-type="float">
            <text:p>21.4066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30864" calcext:value-type="float">
            <text:p>21.44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06048" calcext:value-type="float">
            <text:p>21.45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78896551724" calcext:value-type="float">
            <text:p>21.4778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90882580645" calcext:value-type="float">
            <text:p>21.489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09576" calcext:value-type="float">
            <text:p>21.5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76936" calcext:value-type="float">
            <text:p>21.62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78908387097" calcext:value-type="float">
            <text:p>21.6178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828" calcext:value-type="float">
            <text:p>21.6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62992" calcext:value-type="float">
            <text:p>21.59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18180645161" calcext:value-type="float">
            <text:p>21.551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65584" calcext:value-type="float">
            <text:p>21.53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48371612903" calcext:value-type="float">
            <text:p>21.5448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61952" calcext:value-type="float">
            <text:p>21.52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22229677419" calcext:value-type="float">
            <text:p>21.5222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3505714286" calcext:value-type="float">
            <text:p>21.52835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75353548387" calcext:value-type="float">
            <text:p>21.4775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78621935484" calcext:value-type="float">
            <text:p>21.4378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5528" calcext:value-type="float">
            <text:p>21.41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5221935484" calcext:value-type="float">
            <text:p>21.3845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62474285714" calcext:value-type="float">
            <text:p>21.35624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7692903226" calcext:value-type="float">
            <text:p>21.296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6352" calcext:value-type="float">
            <text:p>21.3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69597419355" calcext:value-type="float">
            <text:p>21.566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88848" calcext:value-type="float">
            <text:p>21.65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0088516129" calcext:value-type="float">
            <text:p>21.7000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9747142857" calcext:value-type="float">
            <text:p>21.67797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276516129" calcext:value-type="float">
            <text:p>21.6802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28472258065" calcext:value-type="float">
            <text:p>21.7728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5224" calcext:value-type="float">
            <text:p>21.7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19784" calcext:value-type="float">
            <text:p>21.72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084516129" calcext:value-type="float">
            <text:p>21.6680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2077419355" calcext:value-type="float">
            <text:p>21.646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67156" calcext:value-type="float">
            <text:p>21.67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81018064516" calcext:value-type="float">
            <text:p>21.7081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1612" calcext:value-type="float">
            <text:p>21.76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0111483871" calcext:value-type="float">
            <text:p>21.8101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7922857143" calcext:value-type="float">
            <text:p>21.79679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29455483871" calcext:value-type="float">
            <text:p>21.772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28415483871" calcext:value-type="float">
            <text:p>21.702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7302068965" calcext:value-type="float">
            <text:p>21.686730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1152258065" calcext:value-type="float">
            <text:p>21.6311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67792" calcext:value-type="float">
            <text:p>21.62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67630967742" calcext:value-type="float">
            <text:p>21.566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97938064516" calcext:value-type="float">
            <text:p>21.5297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3776" calcext:value-type="float">
            <text:p>21.5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12772903226" calcext:value-type="float">
            <text:p>21.5512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1992" calcext:value-type="float">
            <text:p>21.55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62830967742" calcext:value-type="float">
            <text:p>21.5362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31822068965" calcext:value-type="float">
            <text:p>21.493182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74861935484" calcext:value-type="float">
            <text:p>21.4774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80693333333" calcext:value-type="float">
            <text:p>21.2980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94361538462" calcext:value-type="float">
            <text:p>21.27943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8663076923" calcext:value-type="float">
            <text:p>20.79386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55696923077" calcext:value-type="float">
            <text:p>21.17556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764" calcext:value-type="float">
            <text:p>21.0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49631111111" calcext:value-type="float">
            <text:p>21.05496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5772" calcext:value-type="float">
            <text:p>21.03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85288888889" calcext:value-type="float">
            <text:p>21.1085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2584" calcext:value-type="float">
            <text:p>21.1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2076" calcext:value-type="float">
            <text:p>21.18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2932" calcext:value-type="float">
            <text:p>21.17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978" calcext:value-type="float">
            <text:p>21.159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96" meta:object-count="0"/>
    <meta:user-defined meta:name="AppVersion">3.0</meta:user-defined>
  </office:meta>
</office:document-meta>
</file>